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752cm" fo:min-width="8.517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4cm" svg:height="10.668cm" svg:x="7.874cm" svg:y="1.7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16.51cm" svg:y1="8.354cm" svg:x2="12.248cm" svg:y2="8.354cm">
          <text:p/>
        </draw:line>
        <draw:line draw:style-name="gr2" draw:text-style-name="P2" draw:layer="layout" svg:x1="17.018cm" svg:y1="8.382cm" svg:x2="18.542cm" svg:y2="7.366cm">
          <text:p/>
        </draw:line>
        <draw:frame draw:style-name="gr3" draw:text-style-name="P2" draw:layer="layout" svg:width="2.04cm" svg:height="0.878cm" svg:x="13.412cm" svg:y="7.3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07cm" svg:height="0.878cm" draw:transform="rotate (-0.00925024503556962) translate (17.234cm 6.35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7.874cm" svg:y1="12.446cm" svg:x2="7.874cm" svg:y2="10.668cm">
          <text:p/>
        </draw:line>
        <draw:line draw:style-name="gr4" draw:text-style-name="P1" draw:layer="layout" svg:x1="7.874cm" svg:y1="12.446cm" svg:x2="9.652cm" svg:y2="12.446cm">
          <text:p/>
        </draw:line>
        <draw:line draw:style-name="gr4" draw:text-style-name="P1" draw:layer="layout" svg:x1="7.862cm" svg:y1="12.458cm" svg:x2="6.858cm" svg:y2="13.462cm">
          <text:p/>
        </draw:line>
        <draw:frame draw:style-name="gr3" draw:text-style-name="P2" draw:layer="layout" svg:width="0.545cm" svg:height="0.779cm" svg:x="7.058cm" svg:y="10.6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592cm" svg:height="0.779cm" svg:x="6.242cm" svg:y="13.0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42cm" svg:height="0.779cm" svg:x="8.99cm" svg:y="12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2:55:08.421595882</meta:creation-date>
    <dc:date>2019-09-06T23:20:22.469361486</dc:date>
    <meta:editing-duration>PT4M41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sub>
        <mi>σ</mi>
        <mi mathvariant="italic">xy</mi>
      </msub>
      <mo stretchy="false">=</mo>
      <mn>2</mn>
    </mrow>
    <annotation encoding="StarMath 5.0">%sigma_{ xy } = 2</annotation>
  </semantics>
</math>
</file>

<file path=Object 2/content.xml><?xml version="1.0" encoding="utf-8"?>
<math xmlns="http://www.w3.org/1998/Math/MathML" display="block">
  <semantics>
    <mrow>
      <msub>
        <mi>σ</mi>
        <mi mathvariant="italic">yx</mi>
      </msub>
      <mo stretchy="false">=</mo>
      <mn>2</mn>
    </mrow>
    <annotation encoding="StarMath 5.0">%sigma_{ yx } = 2</annotation>
  </semantics>
</math>
</file>

<file path=Object 3/content.xml><?xml version="1.0" encoding="utf-8"?>
<math xmlns="http://www.w3.org/1998/Math/MathML" display="block">
  <semantics>
    <mover accent="true">
      <mi>z</mi>
      <mo stretchy="false">^</mo>
    </mover>
    <annotation encoding="StarMath 5.0">hat z </annotation>
  </semantics>
</math>
</file>

<file path=Object 4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5/content.xml><?xml version="1.0" encoding="utf-8"?>
<math xmlns="http://www.w3.org/1998/Math/MathML" display="block">
  <semantics>
    <mover accent="true">
      <mi>y</mi>
      <mo stretchy="false">^</mo>
    </mover>
    <annotation encoding="StarMath 5.0">hat y
</annotation>
  </semantics>
</math>
</file>